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ashDot" svg:stroke-width="0.02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.03cm" svg:stroke-color="#333333" draw:marker-start-width="0.35cm" draw:marker-start-center="false" draw:marker-end-width="0.35cm" draw:marker-end-center="false" draw:fill="gradient" draw:fill-color="#99ccff" draw:fill-gradient-name="Slide" draw:opacity="100%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draw:shadow-opacity="100%"/>
    </style:style>
    <style:style style:name="gr4" style:family="graphic" style:parent-style-name="standard" style:list-style-name="L1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none" svg:stroke-width="0.02cm" svg:stroke-color="#000000" draw:marker-start-width="0.33cm" draw:marker-start-center="false" draw:marker-end-width="0.33cm" draw:marker-end-center="false" draw:fill="solid" draw:fill-color="#999999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8" style:family="graphic" style:parent-style-name="standard" style:list-style-name="L3">
      <style:graphic-properties draw:stroke="solid" draw:stroke-dash="Dashed_20__28_var_29__20_12" svg:stroke-width="0.02cm" svg:stroke-color="#000000" draw:marker-start-width="0.23cm" draw:marker-start-center="false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5cm" svg:stroke-color="#696969" draw:marker-start-width="0.23cm" draw:marker-start-center="false" draw:marker-end="Arrowheads_20_2" draw:marker-end-width="0.2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.05cm" svg:stroke-color="#696969" draw:marker-start-width="0.275cm" draw:marker-start-center="false" draw:marker-end-width="0.275cm" draw:marker-end-center="false" draw:fill="solid" draw:fill-color="#e6e8fa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5cm" svg:stroke-color="#696969" draw:marker-start-width="0.23cm" draw:marker-start-center="false" draw:marker-end="Arrowheads_20_2" draw:marker-end-width="0.2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16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cm" svg:stroke-color="#009900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1" style:family="graphic" style:parent-style-name="standard" style:list-style-name="L1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2" style:family="graphic" style:parent-style-name="standard" style:list-style-name="L1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3" style:family="graphic" style:parent-style-name="standard" style:list-style-name="L1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94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99ccff" draw:fill-gradient-name="Slid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ccccc" draw:fill-gradient-name="Gradient_20_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6e8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006600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6600"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1cm" svg:y1="7.237cm" svg:x2="10.3cm" svg:y2="7.237cm">
            <text:p/>
          </draw:line>
          <draw:line draw:style-name="gr2" draw:text-style-name="P2" draw:layer="layout" svg:x1="9.261cm" svg:y1="7.237cm" svg:x2="2.2cm" svg:y2="3.068cm">
            <text:p/>
          </draw:line>
          <draw:rect draw:style-name="gr3" draw:text-style-name="P3" draw:layer="layout" svg:width="1cm" svg:height="0.546cm" draw:transform="rotate (-0.533372619409467) translate (3.014cm 3.263cm)">
            <text:p/>
          </draw:rect>
          <draw:g>
            <draw:polygon draw:style-name="gr4" draw:text-style-name="P4" draw:layer="layout" svg:width="0.399cm" svg:height="0.299cm" svg:x="9.092cm" svg:y="7.258cm" svg:viewBox="0 0 400 300" draw:points="0,300 200,0 400,300">
              <text:p/>
            </draw:polygon>
            <draw:polyline draw:style-name="gr5" draw:text-style-name="P5" draw:layer="layout" svg:width="0.357cm" svg:height="0.33cm" draw:transform="rotate (0.971973860435642) translate (9.092cm 7.558cm)" svg:viewBox="0 0 358 331" draw:points="0,0 358,0 225,331">
              <text:p/>
            </draw:polyline>
            <draw:circle draw:style-name="gr6" draw:text-style-name="P6" draw:layer="layout" svg:width="0.25cm" svg:height="0.25cm" svg:x="9.169cm" svg:y="7.137cm">
              <text:p/>
            </draw:circle>
            <draw:rect draw:style-name="gr7" draw:text-style-name="P7" draw:layer="layout" svg:width="0.589cm" svg:height="0.106cm" svg:x="9.011cm" svg:y="7.627cm">
              <text:p/>
            </draw:rect>
            <draw:line draw:style-name="gr8" draw:text-style-name="P8" draw:layer="layout" svg:x1="9.011cm" svg:y1="7.627cm" svg:x2="9.6cm" svg:y2="7.627cm">
              <text:p/>
            </draw:line>
          </draw:g>
          <draw:g>
            <draw:polygon draw:style-name="gr9" draw:text-style-name="P4" draw:layer="layout" svg:width="0.399cm" svg:height="0.299cm" svg:x="3.1cm" svg:y="3.758cm" svg:viewBox="0 0 400 300" draw:points="0,300 200,0 400,300">
              <text:p/>
            </draw:polygon>
            <draw:polyline draw:style-name="gr10" draw:text-style-name="P5" draw:layer="layout" svg:width="0.357cm" svg:height="0.33cm" draw:transform="rotate (0.971973860435642) translate (3.1cm 4.058cm)" svg:viewBox="0 0 358 331" draw:points="0,0 358,0 225,331">
              <text:p/>
            </draw:polyline>
            <draw:circle draw:style-name="gr11" draw:text-style-name="P6" draw:layer="layout" svg:width="0.25cm" svg:height="0.25cm" svg:x="3.177cm" svg:y="3.637cm">
              <text:p/>
            </draw:circle>
          </draw:g>
          <draw:g>
            <draw:line draw:style-name="gr12" draw:text-style-name="P9" draw:layer="layout" svg:x1="3.482cm" svg:y1="7.235cm" svg:x2="4.652cm" svg:y2="7.233cm">
              <text:p/>
            </draw:line>
            <draw:g>
              <draw:circle draw:style-name="gr13" draw:text-style-name="P10" draw:layer="layout" svg:width="0.2cm" svg:height="0.2cm" svg:x="3.2cm" svg:y="7.137cm">
                <text:p/>
              </draw:circle>
            </draw:g>
            <draw:line draw:style-name="gr14" draw:text-style-name="P9" draw:layer="layout" svg:x1="3.305cm" svg:y1="7.053cm" svg:x2="3.306cm" svg:y2="5.871cm">
              <text:p/>
            </draw:line>
          </draw:g>
          <draw:measure draw:style-name="gr15" draw:text-style-name="P12" draw:layer="layout" svg:x1="2.063cm" svg:y1="7.237cm" svg:x2="2.063cm" svg:y2="3.737cm">
            <text:p text:style-name="P11"><text:measure text:kind="gap"/>h</text:p>
          </draw:measure>
          <draw:frame draw:style-name="gr16" draw:text-style-name="P14" draw:layer="layout" svg:width="1.048cm" svg:height="0.734cm" svg:x="8.352cm" svg:y="7.103cm">
            <draw:text-box>
              <text:p text:style-name="P13"><text:span text:style-name="T1">A</text:span></text:p>
            </draw:text-box>
          </draw:frame>
          <draw:frame draw:style-name="gr17" draw:text-style-name="P14" draw:layer="layout" svg:width="1.048cm" svg:height="0.734cm" svg:x="2.7cm" svg:y="4.003cm">
            <draw:text-box>
              <text:p text:style-name="P13"><text:span text:style-name="T1">B</text:span></text:p>
            </draw:text-box>
          </draw:frame>
          <draw:frame draw:style-name="gr18" draw:text-style-name="P14" draw:layer="layout" svg:width="1.048cm" svg:height="0.734cm" svg:x="1.252cm" svg:y="2.637cm">
            <draw:text-box>
              <text:p text:style-name="P13"><text:span text:style-name="T1">C</text:span></text:p>
            </draw:text-box>
          </draw:frame>
          <draw:circle draw:style-name="gr19" draw:text-style-name="P6" draw:layer="layout" svg:width="0.25cm" svg:height="0.25cm" svg:x="2.05cm" svg:y="2.937cm">
            <text:p/>
          </draw:circle>
          <draw:measure draw:style-name="gr20" draw:text-style-name="P16" draw:layer="layout" svg:x1="3.283cm" svg:y1="8.5cm" svg:x2="9.3cm" svg:y2="8.5cm">
            <text:p text:style-name="P15"><text:span text:style-name="T2"><text:measure text:kind="gap"/></text:span><text:span text:style-name="T3">s</text:span></text:p>
          </draw:measure>
          <draw:measure draw:style-name="gr21" draw:text-style-name="P12" draw:layer="layout" svg:x1="3.593cm" svg:y1="3.236cm" svg:x2="9.565cm" svg:y2="6.75cm">
            <text:p text:style-name="P11"><text:measure text:kind="gap"/>b</text:p>
          </draw:measure>
          <draw:measure draw:style-name="gr22" draw:text-style-name="P12" draw:layer="layout" svg:x1="2.9cm" svg:y1="1.937cm" svg:x2="9.965cm" svg:y2="6.123cm">
            <text:p text:style-name="P11"><text:measure text:kind="gap"/>l</text:p>
          </draw:measure>
          <draw:ellipse draw:style-name="gr23" draw:text-style-name="P9" draw:layer="layout" svg:width="0.973cm" svg:height="0.938cm" draw:transform="rotate (-3.14159265358979) translate (9.7cm 7.585cm)" draw:kind="arc" draw:start-angle="165" draw:end-angle="330">
            <text:p/>
          </draw:ellipse>
          <draw:frame draw:style-name="gr24" draw:text-style-name="P18" draw:layer="layout" svg:width="0.794cm" svg:height="0.767cm" svg:x="9.606cm" svg:y="6.47cm">
            <draw:text-box>
              <text:p text:style-name="P17"><text:span text:style-name="T4">y</text:span></text:p>
            </draw:text-box>
          </draw:frame>
          <draw:frame draw:style-name="gr25" draw:text-style-name="P14" draw:layer="layout" svg:width="1.048cm" svg:height="0.734cm" svg:x="4.152cm" svg:y="6.537cm">
            <draw:text-box>
              <text:p text:style-name="P13"><text:span text:style-name="T1">x</text:span></text:p>
            </draw:text-box>
          </draw:frame>
          <draw:frame draw:style-name="gr26" draw:text-style-name="P14" draw:layer="layout" svg:width="1.048cm" svg:height="0.734cm" svg:x="2.652cm" svg:y="5.603cm">
            <draw:text-box>
              <text:p text:style-name="P13"><text:span text:style-name="T1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adial" draw:cx="50%" draw:cy="50%" draw:start-color="#808080" draw:end-color="#c0c0c0" draw:start-intensity="100%" draw:end-intensity="100%" draw:border="0%"/>
    <draw:gradient draw:name="Slide" draw:style="radial" draw:cx="50%" draw:cy="50%" draw:start-color="#cccccc" draw:end-color="#ffffff" draw:start-intensity="100%" draw:end-intensity="100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580" svg:d="M1013 1491l118 89-567-1580-564 1580 114-85 136-68 148-46 161-17 161 13 153 46z"/>
    <draw:stroke-dash draw:name="DashDot" draw:style="rect" draw:dots1="1" draw:dots2="1" draw:dots2-length="0.8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2="1" draw:dots2-length="0.454cm" draw:distance="0.113cm"/>
    <draw:stroke-dash draw:name="Dashed_20__28_var_29__20_12" draw:display-name="Dashed (var) 12" draw:style="rect" draw:dots1="1" draw:dots1-length="1cm" draw:dots2="1" draw:distance="0.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0T12:27:37.129000000</meta:creation-date>
    <dc:date>2016-08-20T12:29:36.944000000</dc:date>
    <meta:editing-duration>PT1M59S</meta:editing-duration>
    <meta:editing-cycles>1</meta:editing-cycles>
    <meta:document-statistic meta:object-count="31"/>
    <meta:generator>LibreOffice/5.0.6.3$Windows_x86 LibreOffice_project/490fc03b25318460cfc54456516ea2519c11d1aa</meta:generator>
  </office:meta>
</office:document-meta>
</file>